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84d1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0084d1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84d1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84d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text-properties officeooo:paragraph-rsid="000bfb77"/>
    </style:style>
    <style:style style:name="P14" style:family="paragraph" style:parent-style-name="Standard">
      <style:text-properties officeooo:paragraph-rsid="000d0ad8"/>
    </style:style>
    <style:style style:name="P15" style:family="paragraph" style:parent-style-name="Standard" style:list-style-name="L2">
      <style:paragraph-properties fo:margin-left="1.251cm" fo:margin-right="0cm" fo:text-indent="-0.635cm" style:auto-text-indent="false"/>
      <style:text-properties fo:font-weight="normal" style:font-weight-asian="normal" style:font-weight-complex="normal"/>
    </style:style>
    <style:style style:name="P16" style:family="paragraph" style:parent-style-name="Standard" style:list-style-name="L2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7" style:family="paragraph" style:parent-style-name="Standard" style:list-style-name="L4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fb77"/>
    </style:style>
    <style:style style:name="T3" style:family="text">
      <style:text-properties officeooo:rsid="000d0ad8"/>
    </style:style>
    <style:style style:name="T4" style:family="text">
      <style:text-properties fo:color="#0084d1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Instructions for setting up the online Wardrobe Manager</text:p>
      <text:p text:style-name="Standard"/>
      <text:p text:style-name="P4">Author</text:p>
      <text:p text:style-name="P4"/>
      <text:p text:style-name="Standard">Tamara Kaufler</text:p>
      <text:p text:style-name="Standard"/>
      <text:p text:style-name="Standard"><text:span text:style-name="T4">Tested on</text:span></text:p>
      <text:p text:style-name="Standard"/>
      <text:p text:style-name="P13"><text:s text:c="6"/>Ubuntu <text:span text:style-name="T2">14.04</text:span></text:p>
      <text:p text:style-name="P13"><text:s text:c="6"/>Apache/2.<text:span text:style-name="T3">4.7</text:span></text:p>
      <text:p text:style-name="P14"><text:s text:c="6"/>MySQL <text:span text:style-name="T3">5.5.38</text:span></text:p>
      <text:p text:style-name="P13"><text:s text:c="6"/>perl 5.1<text:span text:style-name="T2">8</text:span></text:p>
      <text:p text:style-name="P13"/>
      <text:p text:style-name="P2">Instructions</text:p>
      <text:p text:style-name="Standard"><text:s/></text:p>
      <text:list xml:id="list2571922274023991726" text:style-name="L1">
        <text:list-item>
          <text:p text:style-name="P8">MySQL</text:p>
          <text:p text:style-name="P8"/>
        </text:list-item>
      </text:list>
      <text:p text:style-name="P7"><text:s text:c="6"/>mysql -u root -p &lt; wardrobemanager.sql</text:p>
      <text:p text:style-name="P5"/>
      <text:list xml:id="list4329081331297886075" text:style-name="L2">
        <text:list-item>
          <text:p text:style-name="P9">Apache <text:s text:c="3"/></text:p>
          <text:p text:style-name="P9"><text:s text:c="3"/></text:p>
          <text:p text:style-name="P15"><text:s text:c="6"/>Drop the wardrobe_manager directory into the cgi directory.</text:p>
        </text:list-item>
      </text:list>
      <text:p text:style-name="P6"><text:s text:c="6"/>Alternatively insert the following (change /var/www/wardrobe_manager/ as</text:p>
      <text:p text:style-name="P6"><text:s text:c="6"/>required) into the /etc/apache2/site-enabled/000-default:</text:p>
      <text:p text:style-name="P6"/>
      <text:p text:style-name="P7"><text:s text:c="6"/>ScriptAlias /wardrobe_manager/ /var/www/wardrobe_manager/</text:p>
      <text:p text:style-name="P7"><text:s text:c="6"/>&lt;Directory "/var/www/wardrobe_manager"&gt;</text:p>
      <text:p text:style-name="P7"><text:s text:c="13"/>AllowOverride None</text:p>
      <text:p text:style-name="P7"><text:s text:c="13"/>Options +ExecCGI -MultiViews +SymLinksIfOwnerMatch</text:p>
      <text:p text:style-name="P7"><text:s text:c="13"/>Order allow,deny</text:p>
      <text:p text:style-name="P7"><text:s text:c="13"/>Allow from all</text:p>
      <text:list xml:id="list124317835093380" text:continue-numbering="true" text:style-name="L2">
        <text:list-item>
          <text:list>
            <text:list-header>
              <text:p text:style-name="P16"><text:s text:c="5"/>&lt;/Directory&gt;</text:p>
            </text:list-header>
          </text:list>
          <text:p text:style-name="P9"/>
        </text:list-item>
        <text:list-item>
          <text:p text:style-name="P11">manager.cgi needs to be executable by all (or www-data user)</text:p>
        </text:list-item>
      </text:list>
      <text:list xml:id="list6133007825128807991" text:style-name="L3">
        <text:list-header>
          <text:p text:style-name="P12"/>
          <text:p text:style-name="P12"><text:s text:c="4"/><text:span text:style-name="T1"><text:s text:c="2"/>chmod a+x manager.cgi</text:span></text:p>
          <text:p text:style-name="P12"/>
        </text:list-header>
        <text:list-item>
          <text:p text:style-name="P10">Required modules</text:p>
        </text:list-item>
      </text:list>
      <text:p text:style-name="Standard"/>
      <text:list xml:id="list3155494230885046738" text:style-name="L4">
        <text:list-item>
          <text:p text:style-name="P17">CGI <text:s text:c="6"/></text:p>
        </text:list-item>
        <text:list-item>
          <text:p text:style-name="P17">DBIx::Class <text:s text:c="6"/></text:p>
        </text:list-item>
        <text:list-item>
          <text:p text:style-name="P17">Template </text:p>
        </text:list-item>
        <text:list-item>
          <text:p text:style-name="P17">Class:Accessor<text:tab/> <text:s text:c="3"/></text:p>
        </text:list-item>
        <text:list-item>
          <text:p text:style-name="P17">Exporter <text:s text:c="2"/></text:p>
        </text:list-item>
        <text:list-item>
          <text:p text:style-name="P17">Text::CSV:Encoded</text:p>
        </text:list-item>
      </text:list>
      <text:p text:style-name="Standard"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ara Kaufler</meta:initial-creator>
    <meta:creation-date>2010-04-26T12:52:40</meta:creation-date>
    <dc:date>2014-09-06T12:43:17.196721257</dc:date>
    <meta:editing-duration>PT13M22S</meta:editing-duration>
    <meta:editing-cycles>10</meta:editing-cycles>
    <meta:generator>LibreOffice/4.2.6.3$Linux_X86_64 LibreOffice_project/420m0$Build-3</meta:generator>
    <meta:document-statistic meta:table-count="0" meta:image-count="0" meta:object-count="0" meta:page-count="1" meta:paragraph-count="34" meta:word-count="96" meta:character-count="919" meta:non-whitespace-character-count="701"/>
  </office:meta>
</office:document-meta>
</file>